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7a" officeooo:paragraph-rsid="001b437a"/>
    </style:style>
    <style:style style:name="P2" style:family="paragraph" style:parent-style-name="Standard">
      <style:paragraph-properties fo:text-align="center" style:justify-single-word="false"/>
      <style:text-properties officeooo:rsid="001b437a"/>
    </style:style>
    <style:style style:name="P3" style:family="paragraph" style:parent-style-name="Standard">
      <style:text-properties officeooo:rsid="001c8d95" officeooo:paragraph-rsid="001c8d95"/>
    </style:style>
    <style:style style:name="P4" style:family="paragraph" style:parent-style-name="Standard">
      <style:paragraph-properties fo:text-align="center" style:justify-single-word="false"/>
      <style:text-properties officeooo:rsid="001c8d95" officeooo:paragraph-rsid="001c8d95"/>
    </style:style>
    <style:style style:name="P5" style:family="paragraph" style:parent-style-name="Standard">
      <style:text-properties officeooo:rsid="00231ae9" officeooo:paragraph-rsid="00231ae9"/>
    </style:style>
    <style:style style:name="P6" style:family="paragraph" style:parent-style-name="Standard">
      <style:text-properties officeooo:rsid="0025fb86" officeooo:paragraph-rsid="0025fb86"/>
    </style:style>
    <style:style style:name="P7" style:family="paragraph" style:parent-style-name="Standard">
      <style:text-properties officeooo:rsid="00273fa7" officeooo:paragraph-rsid="00273fa7"/>
    </style:style>
    <style:style style:name="P8" style:family="paragraph" style:parent-style-name="Standard">
      <style:text-properties officeooo:rsid="0028678f" officeooo:paragraph-rsid="0028678f"/>
    </style:style>
    <style:style style:name="P9" style:family="paragraph" style:parent-style-name="Standard">
      <style:text-properties officeooo:rsid="002a469b" officeooo:paragraph-rsid="002a469b"/>
    </style:style>
    <style:style style:name="P10" style:family="paragraph" style:parent-style-name="Standard">
      <style:text-properties officeooo:rsid="002b0664" officeooo:paragraph-rsid="002b0664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5fb86" officeooo:paragraph-rsid="0025fb8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437a" officeooo:paragraph-rsid="001b437a" style:font-weight-asian="bold" style:font-weight-complex="bold"/>
    </style:style>
    <style:style style:name="P13" style:family="paragraph" style:parent-style-name="Standard">
      <style:text-properties officeooo:rsid="00231ae9" officeooo:paragraph-rsid="00231ae9"/>
    </style:style>
    <style:style style:name="P14" style:family="paragraph" style:parent-style-name="Standard">
      <style:paragraph-properties fo:text-align="center" style:justify-single-word="false"/>
      <style:text-properties officeooo:rsid="001b437a" officeooo:paragraph-rsid="001b437a"/>
    </style:style>
    <style:style style:name="P15" style:family="paragraph" style:parent-style-name="Standard">
      <style:paragraph-properties fo:text-align="center" style:justify-single-word="false"/>
      <style:text-properties officeooo:rsid="002d89de" officeooo:paragraph-rsid="002d89de"/>
    </style:style>
    <style:style style:name="T1" style:family="text">
      <style:text-properties officeooo:rsid="001c8d95"/>
    </style:style>
    <style:style style:name="T2" style:family="text">
      <style:text-properties officeooo:rsid="001f88f4"/>
    </style:style>
    <style:style style:name="T3" style:family="text">
      <style:text-properties officeooo:rsid="002b06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bf754"/>
    </style:style>
    <style:style style:name="T6" style:family="text">
      <style:text-properties officeooo:rsid="002d89de"/>
    </style:style>
    <style:style style:name="T7" style:family="text">
      <style:text-properties officeooo:rsid="002e4e14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Gross</text:p>
      <text:p text:style-name="P14"><text:span text:style-name="T6">Phone: </text:span>(573) 219-7618</text:p>
      <text:p text:style-name="P15">Email: MPaulG113@gmail.com</text:p>
      <text:p text:style-name="P1"/>
      <text:p text:style-name="P11">Experience<text:span text:style-name="T5">d</text:span> Technolog<text:span text:style-name="T5">ies</text:span></text:p>
      <text:p text:style-name="P6"/>
      <text:p text:style-name="P6"><text:span text:style-name="T4">Automated Testing:</text:span> CasperJS</text:p>
      <text:p text:style-name="P6"><text:span text:style-name="T4">Build System:</text:span> Bower, Gulp, Webpack</text:p>
      <text:p text:style-name="P7"><text:span text:style-name="T4">Collaboration, Message Tracking:</text:span> Asana, Basecamp, JIRA, Slack, Trello</text:p>
      <text:p text:style-name="P8"><text:span text:style-name="T4">Content Management System:</text:span> Sitecore, WordPress</text:p>
      <text:p text:style-name="P8"><text:span text:style-name="T4">Database:</text:span> Firebase, MongoDB, MySQL</text:p>
      <text:p text:style-name="P8"><text:span text:style-name="T4">E-Commerce:</text:span> Salesforce</text:p>
      <text:p text:style-name="P9"><text:span text:style-name="T4">Graphic Design:</text:span> Illustrator, Photoshop, Sketch</text:p>
      <text:p text:style-name="P9"><text:span text:style-name="T4">Operating System:</text:span> GNU/Linux, OS X, Windows, Windows Server</text:p>
      <text:p text:style-name="P9"><text:span text:style-name="T4">Programming Language:</text:span> CSS, HTML, JavaScript/Node.js/<text:span text:style-name="T3">React</text:span>, PHP, Shell scripting with Bash/Zsh</text:p>
      <text:p text:style-name="P9"><text:span text:style-name="T4">Remote:</text:span> SSH, RDP, VNC</text:p>
      <text:p text:style-name="P9"><text:span text:style-name="T4">Version Control:</text:span> Git</text:p>
      <text:p text:style-name="P9"><text:span text:style-name="T4">Virtual:</text:span> Vagrant, Virtualbox, VMWare</text:p>
      <text:p text:style-name="P10"><text:span text:style-name="T4">Web Storage:</text:span> Amazon S3</text:p>
      <text:p text:style-name="P7"/>
      <text:p text:style-name="P6"/>
      <text:p text:style-name="P12">Past Work Experience</text:p>
      <text:p text:style-name="P1"/>
      <text:p text:style-name="P1">8/2018 – 11/2018. <text:span text:style-name="T8">Daugherty Business Solutions. Software Architect, Engineer.</text:span></text:p>
      <text:p text:style-name="P1"/>
      <text:p text:style-name="P1"><text:tab/><text:span text:style-name="T2">I worked for a short time doing development for Bayer as a consultant. During that time I wrote code primarily in JavaScript to serve as application programming interface endpoints using the JavaScript framework React; including Redux and Sagas.</text:span></text:p>
      <text:p text:style-name="P1"/>
      <text:p text:style-name="P5">Environments used: CSS, DynamoDB, Git, HTML, JavaScript, Node.js, React, SQL</text:p>
      <text:p text:style-name="P5"/>
      <text:p text:style-name="P1"/>
      <text:p text:style-name="P1">1/2017 – 11/2017. Caleres. Web Developer II.</text:p>
      <text:p text:style-name="P1"/>
      <text:p text:style-name="P1">10/2015 – <text:span text:style-name="T1">12</text:span>/2016. Recovery Brands. Frontend Web Developer.</text:p>
      <text:p text:style-name="P1"/>
      <text:p text:style-name="P1">10/2011 – 10/2014. Monkey C Media. Web Developer.</text:p>
      <text:p text:style-name="P1"/>
      <text:p text:style-name="P1"/>
      <text:p text:style-name="P4">Education</text:p>
      <text:p text:style-name="P3"/>
      <text:p text:style-name="P3">2002 – 2006. B.A. Computer Information Systems. A.A. Business Adminis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56:38.714812535</meta:creation-date>
    <dc:date>2019-07-09T12:18:33.722814470</dc:date>
    <meta:editing-duration>PT4H45M1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63" meta:character-count="1269" meta:non-whitespace-character-count="1126"/>
  </office:meta>
</office:document-meta>
</file>